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7" draw:id="id17" draw:layer="layout" svg:width="14.605cm" svg:height="4.826cm" svg:x="12.954cm" svg:y="0.762cm">
          <text:p text:style-name="P1">LooseChange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334cm" svg:height="2.032cm" svg:x="23.622cm" svg:y="19.812cm">
          <text:p text:style-name="P1">TransactionDAO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7.239cm" svg:height="2.032cm" svg:x="36.576cm" svg:y="29.464cm">
          <text:p text:style-name="P1">Transaction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99cm" svg:height="2.032cm" svg:x="29.21cm" svg:y="19.812cm">
          <text:p text:style-name="P1">CategoryDAO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239cm" svg:height="2.032cm" svg:x="36.576cm" svg:y="27.178cm">
          <text:p text:style-name="P1">Category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6.731cm" svg:height="1.905cm" svg:x="14.097cm" svg:y="34.671cm">
          <text:p text:style-name="P1">FileR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15" draw:id="id15" draw:layer="layout" svg:width="6.985cm" svg:height="2.032cm" svg:x="21.082cm" svg:y="34.671cm">
          <text:p text:style-name="P1">FileWri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.461cm" svg:height="1.905cm" svg:x="17.907cm" svg:y="40.767cm">
          <text:p text:style-name="P1">DataFile (JSON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1.049cm" svg:height="4.826cm" svg:x="23.876cm" svg:y="10.541cm">
          <text:p text:style-name="P1">RawViewPresent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9.525cm" svg:height="1.651cm" svg:x="45.339cm" svg:y="6.858cm">
          <text:p text:style-name="P1">CategoryComboBoxDeleg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8.128cm" svg:height="1.651cm" svg:x="45.593cm" svg:y="15.748cm">
          <text:p text:style-name="P1">CommentLin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7.747cm" svg:height="1.778cm" svg:x="45.466cm" svg:y="11.43cm">
          <text:p text:style-name="P1">DoubleSpin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.604cm" svg:height="1.778cm" svg:x="45.466cm" svg:y="13.589cm">
          <text:p text:style-name="P1">DateEditDeleg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11.049cm" svg:height="2.032cm" svg:x="45.466cm" svg:y="9.017cm">
          <text:p text:style-name="P1">TransactionTypeComboBoxDeleg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9.398cm" svg:height="2.667cm" svg:x="15.621cm" svg:y="27.686cm">
          <text:p text:style-name="P1">Cached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8.255cm" svg:height="2.413cm" svg:x="24.384cm" svg:y="12.446cm">
          <text:p text:style-name="P1">RawViewTable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0.16cm" svg:height="5.08cm" svg:x="6.223cm" svg:y="10.668cm">
          <text:p text:style-name="P1">EditCategoriesPresent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9.4cm" svg:y1="15.367cm" svg:x2="26.289cm" svg:y2="19.812cm" draw:start-shape="id1" draw:start-glue-point="2" draw:end-shape="id2" draw:end-glue-point="0" svg:d="M29400 15367l-3111 4445" svg:viewBox="0 0 3112 4446">
          <text:p text:style-name="P1">Uses</text:p>
          <text:p text:style-name="P1"/>
        </draw:connector>
        <draw:connector draw:style-name="gr2" draw:text-style-name="P1" draw:layer="layout" draw:type="line" svg:x1="29.4cm" svg:y1="15.367cm" svg:x2="31.559cm" svg:y2="19.812cm" draw:start-shape="id1" draw:start-glue-point="2" draw:end-shape="id3" draw:end-glue-point="0" svg:d="M29400 15367l2159 4445" svg:viewBox="0 0 2160 4446">
          <text:p text:style-name="P1">Uses</text:p>
          <text:p text:style-name="P1"/>
        </draw:connector>
        <draw:connector draw:style-name="gr2" draw:text-style-name="P1" draw:layer="layout" draw:type="line" svg:x1="26.289cm" svg:y1="21.844cm" svg:x2="20.32cm" svg:y2="27.686cm" draw:start-shape="id2" draw:start-glue-point="2" draw:end-shape="id4" draw:end-glue-point="0" svg:d="M26289 21844l-5969 5842" svg:viewBox="0 0 5970 5843">
          <text:p text:style-name="P1">Accesses/Modifies</text:p>
          <text:p text:style-name="P1"/>
          <text:p text:style-name="P1"/>
        </draw:connector>
        <draw:connector draw:style-name="gr2" draw:text-style-name="P1" draw:layer="layout" draw:type="line" svg:x1="31.559cm" svg:y1="21.844cm" svg:x2="20.32cm" svg:y2="27.686cm" draw:start-shape="id3" draw:start-glue-point="2" draw:end-shape="id4" draw:end-glue-point="0" svg:d="M31559 21844l-11239 5842" svg:viewBox="0 0 11240 5843">
          <text:p text:style-name="P1">Accesses</text:p>
        </draw:connector>
        <draw:connector draw:style-name="gr2" draw:text-style-name="P1" draw:layer="layout" draw:type="line" svg:x1="32.639cm" svg:y1="13.652cm" svg:x2="45.339cm" svg:y2="7.683cm" draw:start-shape="id5" draw:start-glue-point="1" draw:end-shape="id6" draw:end-glue-point="3" svg:d="M32639 13652l12700-5969" svg:viewBox="0 0 12701 5970">
          <text:p text:style-name="P1">Uses</text:p>
          <text:p text:style-name="P1"/>
        </draw:connector>
        <draw:connector draw:style-name="gr2" draw:text-style-name="P1" draw:layer="layout" draw:type="line" svg:x1="32.639cm" svg:y1="13.652cm" svg:x2="45.466cm" svg:y2="10.033cm" draw:start-shape="id5" draw:start-glue-point="1" draw:end-shape="id7" draw:end-glue-point="3" svg:d="M32639 13652l12827-3619" svg:viewBox="0 0 12828 3620">
          <text:p text:style-name="P1">Uses</text:p>
          <text:p text:style-name="P1"/>
        </draw:connector>
        <draw:connector draw:style-name="gr2" draw:text-style-name="P1" draw:layer="layout" draw:type="line" svg:x1="32.639cm" svg:y1="13.652cm" svg:x2="45.466cm" svg:y2="12.319cm" draw:start-shape="id5" draw:start-glue-point="1" draw:end-shape="id8" draw:end-glue-point="3" svg:d="M32639 13652l12827-1333" svg:viewBox="0 0 12828 1334">
          <text:p text:style-name="P1">Uses</text:p>
          <text:p text:style-name="P1"/>
        </draw:connector>
        <draw:connector draw:style-name="gr2" draw:text-style-name="P1" draw:layer="layout" draw:type="line" svg:x1="32.639cm" svg:y1="13.652cm" svg:x2="45.466cm" svg:y2="14.478cm" draw:start-shape="id5" draw:start-glue-point="1" draw:end-shape="id9" draw:end-glue-point="3" svg:d="M32639 13652l12827 826" svg:viewBox="0 0 12828 827">
          <text:p text:style-name="P1">Uses</text:p>
          <text:p text:style-name="P1"/>
        </draw:connector>
        <draw:connector draw:style-name="gr2" draw:text-style-name="P1" draw:layer="layout" draw:type="line" svg:x1="32.639cm" svg:y1="13.652cm" svg:x2="45.593cm" svg:y2="16.573cm" draw:start-shape="id5" draw:start-glue-point="1" draw:end-shape="id10" draw:end-glue-point="3" svg:d="M32639 13652l12954 2921" svg:viewBox="0 0 12955 2922">
          <text:p text:style-name="P1">Uses</text:p>
          <text:p text:style-name="P1"/>
        </draw:connector>
        <draw:custom-shape draw:style-name="gr1" draw:text-style-name="P1" draw:layer="layout" svg:width="8.763cm" svg:height="2.413cm" svg:x="6.858cm" svg:y="12.7cm">
          <text:p text:style-name="P1">EditCategoriesTable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.461cm" svg:height="2.032cm" svg:x="6.223cm" svg:y="19.812cm">
          <text:p text:style-name="P1">TransactionDA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303cm" svg:y1="15.748cm" svg:x2="8.953cm" svg:y2="19.812cm" draw:start-shape="id11" draw:start-glue-point="2" draw:end-shape="id12" draw:end-glue-point="0" svg:d="M11303 15748l-2350 4064" svg:viewBox="0 0 2351 4065">
          <text:p text:style-name="P1">Uses</text:p>
          <text:p text:style-name="P1"/>
        </draw:connector>
        <draw:connector draw:style-name="gr2" draw:text-style-name="P1" draw:layer="layout" draw:type="line" svg:x1="8.953cm" svg:y1="21.844cm" svg:x2="20.32cm" svg:y2="27.686cm" draw:start-shape="id12" draw:start-glue-point="2" draw:end-shape="id4" draw:end-glue-point="0" svg:d="M8953 21844l11367 5842" svg:viewBox="0 0 11368 5843">
          <text:p text:style-name="P1">Accesses</text:p>
        </draw:connector>
        <draw:custom-shape draw:style-name="gr1" draw:text-style-name="P1" xml:id="id13" draw:id="id13" draw:layer="layout" svg:width="4.826cm" svg:height="2.032cm" svg:x="11.811cm" svg:y="19.812cm">
          <text:p text:style-name="P1">CategoryDA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303cm" svg:y1="15.748cm" svg:x2="14.224cm" svg:y2="19.812cm" draw:start-shape="id11" draw:start-glue-point="2" draw:end-shape="id13" draw:end-glue-point="0" svg:d="M11303 15748l2921 4064" svg:viewBox="0 0 2922 4065">
          <text:p text:style-name="P1">Uses</text:p>
          <text:p text:style-name="P1"/>
        </draw:connector>
        <draw:connector draw:style-name="gr2" draw:text-style-name="P1" draw:layer="layout" draw:type="line" svg:x1="14.224cm" svg:y1="21.844cm" svg:x2="20.32cm" svg:y2="27.686cm" draw:start-shape="id13" draw:start-glue-point="2" draw:end-shape="id4" draw:end-glue-point="0" svg:d="M14224 21844l6096 5842" svg:viewBox="0 0 6097 5843">
          <text:p text:style-name="P1">Accesses/Modifies</text:p>
          <text:p text:style-name="P1"/>
          <text:p text:style-name="P1"/>
        </draw:connector>
        <draw:connector draw:style-name="gr2" draw:text-style-name="P1" draw:layer="layout" draw:type="line" svg:x1="20.32cm" svg:y1="30.353cm" svg:x2="17.462cm" svg:y2="34.671cm" draw:start-shape="id4" draw:start-glue-point="2" draw:end-shape="id14" draw:end-glue-point="0" svg:d="M20320 30353l-2858 4318" svg:viewBox="0 0 2859 4319">
          <text:p text:style-name="P1">Uses</text:p>
          <text:p text:style-name="P1"/>
        </draw:connector>
        <draw:connector draw:style-name="gr2" draw:text-style-name="P1" draw:layer="layout" draw:type="line" svg:x1="20.32cm" svg:y1="30.353cm" svg:x2="24.574cm" svg:y2="34.671cm" draw:start-shape="id4" draw:start-glue-point="2" draw:end-shape="id15" draw:end-glue-point="0" svg:d="M20320 30353l4254 4318" svg:viewBox="0 0 4255 4319">
          <text:p text:style-name="P1">Uses</text:p>
          <text:p text:style-name="P1"/>
        </draw:connector>
        <draw:connector draw:style-name="gr2" draw:text-style-name="P1" draw:layer="layout" draw:type="line" svg:x1="17.462cm" svg:y1="36.576cm" svg:x2="20.637cm" svg:y2="40.767cm" draw:start-shape="id14" draw:start-glue-point="2" draw:end-shape="id16" draw:end-glue-point="0" svg:d="M17462 36576l3175 4191" svg:viewBox="0 0 3176 4192">
          <text:p text:style-name="P1">Reads </text:p>
          <text:p text:style-name="P1"/>
        </draw:connector>
        <draw:connector draw:style-name="gr2" draw:text-style-name="P1" draw:layer="layout" draw:type="line" svg:x1="24.574cm" svg:y1="36.703cm" svg:x2="20.637cm" svg:y2="40.767cm" draw:start-shape="id15" draw:start-glue-point="2" draw:end-shape="id16" draw:end-glue-point="0" svg:d="M24574 36703l-3937 4064" svg:viewBox="0 0 3938 4065">
          <text:p text:style-name="P1">Writes</text:p>
          <text:p text:style-name="P1"/>
        </draw:connector>
        <draw:connector draw:style-name="gr2" draw:text-style-name="P1" draw:layer="layout" draw:type="line" svg:x1="20.256cm" svg:y1="5.588cm" svg:x2="11.303cm" svg:y2="10.668cm" draw:start-shape="id17" draw:start-glue-point="2" draw:end-shape="id11" draw:end-glue-point="0" svg:d="M20256 5588l-8953 5080" svg:viewBox="0 0 8954 5081">
          <text:p text:style-name="P1">Contains</text:p>
          <text:p text:style-name="P1"/>
          <text:p text:style-name="P1"/>
        </draw:connector>
        <draw:connector draw:style-name="gr2" draw:text-style-name="P1" draw:layer="layout" draw:type="line" svg:x1="20.256cm" svg:y1="5.588cm" svg:x2="29.4cm" svg:y2="10.541cm" draw:start-shape="id17" draw:start-glue-point="2" draw:end-shape="id1" draw:end-glue-point="0" svg:d="M20256 5588l9144 4953" svg:viewBox="0 0 9145 4954">
          <text:p text:style-name="P1">Contains</text:p>
          <text:p text:style-name="P1"/>
          <text:p text:style-name="P1"/>
        </draw:connector>
        <draw:connector draw:style-name="gr2" draw:text-style-name="P1" draw:layer="layout" draw:type="line" svg:x1="20.256cm" svg:y1="5.588cm" svg:x2="20.32cm" svg:y2="27.686cm" draw:start-shape="id17" draw:start-glue-point="2" draw:end-shape="id4" svg:d="M20256 5588l64 22098" svg:viewBox="0 0 65 22099">
          <text:p text:style-name="P1">Contains</text:p>
        </draw:connector>
        <draw:connector draw:style-name="gr2" draw:text-style-name="P1" draw:layer="layout" draw:type="line" svg:x1="25.019cm" svg:y1="29.019cm" svg:x2="36.576cm" svg:y2="28.194cm" draw:start-shape="id4" draw:start-glue-point="1" draw:end-shape="id18" draw:end-glue-point="3" svg:d="M25019 29019l11557-825" svg:viewBox="0 0 11558 826">
          <text:p text:style-name="P1">Uses</text:p>
          <text:p text:style-name="P1"/>
        </draw:connector>
        <draw:connector draw:style-name="gr2" draw:text-style-name="P1" draw:layer="layout" draw:type="line" svg:x1="25.019cm" svg:y1="29.019cm" svg:x2="36.576cm" svg:y2="30.48cm" draw:start-shape="id4" draw:start-glue-point="1" draw:end-shape="id19" draw:end-glue-point="3" svg:d="M25019 29019l11557 1461" svg:viewBox="0 0 11558 1462">
          <text:p text:style-name="P1">Uses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7cm" fo:page-height="1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22:56:10.250382873</meta:creation-date>
    <dc:date>2015-02-02T23:33:22.004899527</dc:date>
    <meta:editing-duration>PT16M</meta:editing-duration>
    <meta:editing-cycles>13</meta:editing-cycles>
    <meta:generator>LibreOffice/4.2.8.2$Linux_X86_64 LibreOffice_project/48d50dbfc06349262c9d50868e5c1f630a573ebd</meta:generator>
    <meta:document-statistic meta:object-count="42"/>
  </office:meta>
</office:document-meta>
</file>